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ZMA MEDYCZNA</text:p>
      <text:p text:style-name="Standard"/>
      <text:p text:style-name="Standard">Zabiegi z użyciem plazmy medycznej to obecnie najbardziej zaawansowane zabiegi z zakresu medycyny estetycznej. </text:p>
      <text:p text:style-name="Standard">Plazma-to zjonizowany gaz , nazywany czwartym stanem skupienia , obok cieczy, gazu i ciała stałego. W medycynie plazma medyczna znajduje zastosowanie od około dwóch dziesięcioleci.</text:p>
      <text:p text:style-name="Standard">Działanie plazmy bezpośrednio na ciałó ludzkie wymaga spełnienia dwóch warunków</text:p>
      <text:p text:style-name="Standard">;stałych , powtarzalnych parametrów plazmy powstających w powietrzu atmosferycznym oraz temperatury plazmy poniżej 40 st C-celem uniknięcia uszkodzeń termicznych. </text:p>
      <text:p text:style-name="Standard">Zabieg z użyciem plazmy medycznej nie wyklucza pacjentów <text:s/>codziennej aktywności.</text:p>
      <text:p text:style-name="Standard"/>
      <text:p text:style-name="Standard"/>
      <text:p text:style-name="Standard">WSKAZANIA:</text:p>
      <text:p text:style-name="Standard">-bleferoplastyka czyli nieinwazyjna plastyka powiek ( górnej i dolnej)</text:p>
      <text:p text:style-name="Standard">-usuwanie zmian skórnych np. włókniaki, brodawki, kurzajki, żółtaki</text:p>
      <text:p text:style-name="Standard">-niwelowanie rozstępów</text:p>
      <text:p text:style-name="Standard">-redukowanie zmarszczek czy bruzd</text:p>
      <text:p text:style-name="Standard">-lifting twarzy</text:p>
      <text:p text:style-name="Standard"/>
      <text:p text:style-name="Standard">Zabieg trwa ok 20-30 min. Przeprowadzany jest w znieczuleniu miejscowym. Po zabiegu może pojawić się zaczerwienienie i obrzęk , które ustępują poo 7-10 dniach. Zaczerwienienie może utrzymywać się dłużej</text:p>
      <text:p text:style-name="Standard"/>
      <text:p text:style-name="Standard"/>
      <text:p text:style-name="Standard">PRZECIWWSKAZANIA:</text:p>
      <text:p text:style-name="Standard">-ciąża, okres karmienia piersią</text:p>
      <text:p text:style-name="Standard">-padaczka</text:p>
      <text:p text:style-name="Standard">-skłonność do tworzenia bliznowców</text:p>
      <text:p text:style-name="Standard">-nowotwory</text:p>
      <text:p text:style-name="Standard">-choroby autoimmunologiczne</text:p>
      <text:p text:style-name="Standard">-miejscowe stany zapalne skóry , np..opryszczka</text:p>
      <text:p text:style-name="Standard">-retinoidy należy odstawić przed zabiegiem na okres ok 6 miesięc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7:42:03</meta:creation-date>
    <meta:document-statistic meta:table-count="0" meta:image-count="0" meta:object-count="0" meta:page-count="1" meta:paragraph-count="21" meta:word-count="164" meta:character-count="1287"/>
    <dc:date>2017-11-05T17:57:15</dc:date>
    <meta:editing-duration>PT15M12S</meta:editing-duration>
    <meta:editing-cycles>1</meta:editing-cycles>
    <meta:generator>OpenOffice/4.1.2$Unix OpenOffice.org_project/412m3$Build-9782</meta:generator>
  </office:meta>
</office:document-meta>
</file>